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14b6" officeooo:paragraph-rsid="000e14b6"/>
    </style:style>
    <style:style style:name="P2" style:family="paragraph" style:parent-style-name="Standard">
      <style:text-properties officeooo:rsid="000ff7c8" officeooo:paragraph-rsid="000ff7c8"/>
    </style:style>
    <style:style style:name="P3" style:family="paragraph" style:parent-style-name="Standard">
      <style:text-properties officeooo:rsid="00128724" officeooo:paragraph-rsid="00128724"/>
    </style:style>
    <style:style style:name="P4" style:family="paragraph" style:parent-style-name="Standard">
      <style:text-properties officeooo:rsid="0012ffc5" officeooo:paragraph-rsid="0012ffc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ch rev 2 errata</text:p>
      <text:p text:style-name="P1"/>
      <text:p text:style-name="P1">Caps next to charge pump supply are 0402, should be 0805.</text:p>
      <text:p text:style-name="P1">X27.589 footprint missing two mounting posts</text:p>
      <text:p text:style-name="P1">Voltage measurement +12V for ADC missing</text:p>
      <text:p text:style-name="P2">jtag needs to have NRST on pin 9</text:p>
      <text:p text:style-name="P3">Should probably set up the current source on +5V or even +12V. Then divide down the output, maybe bias above GND. Would allow measurement of lower temperatures.</text:p>
      <text:p text:style-name="P4">TIM3 CH2 / pin A7 has NO DMA TRIGGER. <text:s/>Must use pin A6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15:32:19.871024419</meta:creation-date>
    <meta:editing-duration>PT3H20M41S</meta:editing-duration>
    <meta:editing-cycles>5</meta:editing-cycles>
    <meta:generator>LibreOffice/6.2.8.2$Linux_X86_64 LibreOffice_project/20$Build-2</meta:generator>
    <dc:date>2020-03-31T14:17:13.425101817</dc:date>
    <meta:document-statistic meta:table-count="0" meta:image-count="0" meta:object-count="0" meta:page-count="1" meta:paragraph-count="7" meta:word-count="75" meta:character-count="405" meta:non-whitespace-character-count="336"/>
  </office:meta>
</office:document-meta>
</file>